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B000000E0E25D87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system" style:font-pitch="variable"/>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93cm" table:align="margins"/>
    </style:style>
    <style:style style:name="Table1.A" style:family="table-column">
      <style:table-column-properties style:column-width="4.249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T1000">
      <style:paragraph-properties fo:text-align="center" style:justify-single-word="false"/>
      <style:text-properties style:font-name="Cantarell" fo:font-size="14pt" style:text-underline-style="solid" style:text-underline-width="auto" style:text-underline-color="font-color" officeooo:rsid="0008e5fa" officeooo:paragraph-rsid="0008e5fa" style:font-size-asian="14pt" style:font-name-complex="Calibri" style:font-size-complex="14pt"/>
    </style:style>
    <style:style style:name="P2" style:family="paragraph" style:parent-style-name="T1000">
      <style:paragraph-properties fo:text-align="center" style:justify-single-word="false"/>
      <style:text-properties style:use-window-font-color="true" loext:opacity="0%" style:font-name="Cantarell" fo:font-size="14pt" style:text-underline-style="solid" style:text-underline-width="auto" style:text-underline-color="font-color" officeooo:rsid="0008e5fa" officeooo:paragraph-rsid="0008e5fa" style:font-size-asian="14pt" style:font-name-complex="Calibri" style:font-size-complex="14pt"/>
    </style:style>
    <style:style style:name="P3" style:family="paragraph" style:parent-style-name="T1000">
      <style:paragraph-properties fo:text-align="center" style:justify-single-word="false"/>
      <style:text-properties style:use-window-font-color="true" loext:opacity="0%" style:font-name="Cantarell" fo:font-size="20pt" fo:font-style="normal" style:text-underline-style="none" officeooo:rsid="0008e5fa" officeooo:paragraph-rsid="0008e5fa" style:font-size-asian="20pt" style:font-style-asian="normal" style:font-name-complex="Calibri" style:font-size-complex="20pt" style:font-style-complex="normal"/>
    </style:style>
    <style:style style:name="P4" style:family="paragraph" style:parent-style-name="T1000">
      <style:paragraph-properties fo:text-align="center" style:justify-single-word="false"/>
      <style:text-properties style:use-window-font-color="true" loext:opacity="0%" style:font-name="Cantarell" fo:font-size="16pt" fo:font-style="normal" style:text-underline-style="none" officeooo:rsid="0008e5fa" officeooo:paragraph-rsid="0008e5fa" style:font-size-asian="14pt" style:font-style-asian="normal" style:font-name-complex="Calibri" style:font-size-complex="16pt" style:font-style-complex="normal"/>
    </style:style>
    <style:style style:name="P5" style:family="paragraph" style:parent-style-name="T1000">
      <style:paragraph-properties fo:text-align="start" style:justify-single-word="false"/>
      <style:text-properties style:use-window-font-color="true" loext:opacity="0%" style:font-name="Cantarell" fo:font-size="16pt" fo:font-style="normal" style:text-underline-style="none" officeooo:rsid="0008e5fa" officeooo:paragraph-rsid="0008e5fa" style:font-size-asian="14pt" style:font-style-asian="normal" style:font-name-complex="Calibri" style:font-size-complex="16pt" style:font-style-complex="normal"/>
    </style:style>
    <style:style style:name="P6" style:family="paragraph" style:parent-style-name="T1000">
      <style:paragraph-properties fo:text-align="start" style:justify-single-word="false"/>
      <style:text-properties style:use-window-font-color="true" loext:opacity="0%" style:font-name="Cantarell" officeooo:rsid="0008e5fa" officeooo:paragraph-rsid="000eedb2"/>
    </style:style>
    <style:style style:name="P7" style:family="paragraph" style:parent-style-name="T1000">
      <style:paragraph-properties fo:text-align="start" style:justify-single-word="false"/>
      <style:text-properties style:use-window-font-color="true" loext:opacity="0%" style:font-name="Cantarell" officeooo:paragraph-rsid="0008e5fa"/>
    </style:style>
    <style:style style:name="P8" style:family="paragraph" style:parent-style-name="T1000">
      <style:paragraph-properties fo:text-align="start" style:justify-single-word="false"/>
      <style:text-properties style:use-window-font-color="true" loext:opacity="0%" style:font-name="Cantarell" officeooo:paragraph-rsid="0008e5fa" style:font-name-complex="Calibri"/>
    </style:style>
    <style:style style:name="P9" style:family="paragraph" style:parent-style-name="T1000">
      <style:paragraph-properties fo:text-align="start" style:justify-single-word="false"/>
      <style:text-properties style:use-window-font-color="true" loext:opacity="0%" style:font-name="Cantarell" officeooo:rsid="000a4c3b" officeooo:paragraph-rsid="000a4c3b" style:font-name-complex="Calibri"/>
    </style:style>
    <style:style style:name="P10" style:family="paragraph" style:parent-style-name="T1000">
      <style:paragraph-properties fo:text-align="start" style:justify-single-word="false"/>
      <style:text-properties style:use-window-font-color="true" loext:opacity="0%" style:font-name="Cantarell" officeooo:rsid="0008e5fa" officeooo:paragraph-rsid="0008e5fa" style:font-name-complex="Calibri"/>
    </style:style>
    <style:style style:name="P11" style:family="paragraph" style:parent-style-name="T1000">
      <style:paragraph-properties fo:text-align="start" style:justify-single-word="false"/>
      <style:text-properties style:font-name="Cantarell" officeooo:rsid="0008e5fa" officeooo:paragraph-rsid="000a4c3b"/>
    </style:style>
    <style:style style:name="P12" style:family="paragraph" style:parent-style-name="Text_20_body">
      <style:paragraph-properties fo:break-before="page"/>
    </style:style>
    <style:style style:name="P13" style:family="paragraph" style:parent-style-name="Text_20_body">
      <style:paragraph-properties>
        <style:tab-stops>
          <style:tab-stop style:position="16.992cm" style:type="right" style:leader-style="dotted" style:leader-text="."/>
        </style:tab-stops>
      </style:paragraph-properties>
    </style:style>
    <style:style style:name="P14" style:family="paragraph" style:parent-style-name="Standard">
      <style:paragraph-properties fo:text-align="start" style:justify-single-word="false"/>
      <style:text-properties style:font-name="Cantarell" fo:font-size="14pt" style:text-underline-style="none" officeooo:rsid="0008e5fa" officeooo:paragraph-rsid="0008e5fa" style:font-size-asian="12.25pt" style:font-size-complex="14pt"/>
    </style:style>
    <style:style style:name="P15" style:family="paragraph" style:parent-style-name="Heading_20_2">
      <style:paragraph-properties fo:break-before="page"/>
    </style:style>
    <style:style style:name="P16" style:family="paragraph" style:parent-style-name="Text_20_body">
      <style:text-properties fo:color="#ffbf00" loext:opacity="100%" officeooo:rsid="0011e69a" officeooo:paragraph-rsid="0011e69a"/>
    </style:style>
    <style:style style:name="P17" style:family="paragraph" style:parent-style-name="Text_20_body">
      <style:text-properties fo:color="#ffbf00" loext:opacity="100%" officeooo:rsid="0011e69a"/>
    </style:style>
    <style:style style:name="P18" style:family="paragraph" style:parent-style-name="Text_20_body">
      <style:text-properties officeooo:rsid="0011e69a" officeooo:paragraph-rsid="0011e69a"/>
    </style:style>
    <style:style style:name="P19" style:family="paragraph" style:parent-style-name="Text_20_body">
      <style:text-properties officeooo:rsid="001affb0" officeooo:paragraph-rsid="001affb0"/>
    </style:style>
    <style:style style:name="P20" style:family="paragraph" style:parent-style-name="Table_20_Contents">
      <style:paragraph-properties fo:text-align="center" style:justify-single-word="false"/>
      <style:text-properties style:font-name="Cantarell2" fo:font-size="12pt" fo:font-weight="bold" officeooo:rsid="001a9e99" officeooo:paragraph-rsid="001a9e99"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Cantarell2" fo:font-size="12pt" officeooo:rsid="001a9e99" officeooo:paragraph-rsid="001a9e99" style:font-size-asian="12pt" style:font-size-complex="12pt"/>
    </style:style>
    <style:style style:name="P22" style:family="paragraph" style:parent-style-name="Table_20_Contents">
      <style:paragraph-properties fo:text-align="center" style:justify-single-word="false"/>
      <style:text-properties style:font-name="Cantarell2" fo:font-size="12pt" officeooo:rsid="001affb0" officeooo:paragraph-rsid="001affb0" style:font-size-asian="12pt" style:font-size-complex="12pt"/>
    </style:style>
    <style:style style:name="P23" style:family="paragraph" style:parent-style-name="Table_20_Contents">
      <style:paragraph-properties fo:text-align="center" style:justify-single-word="false"/>
      <style:text-properties style:font-name="Cantarell2" fo:font-size="12pt" style:font-size-asian="12pt" style:font-size-complex="12pt"/>
    </style:style>
    <style:style style:name="P24" style:family="paragraph" style:parent-style-name="Text_20_body">
      <style:paragraph-properties fo:text-align="center" style:justify-single-word="false"/>
      <style:text-properties fo:color="#ff0000" loext:opacity="100%" officeooo:rsid="001affb0" officeooo:paragraph-rsid="001affb0"/>
    </style:style>
    <style:style style:name="P25" style:family="paragraph" style:parent-style-name="Heading_20_3">
      <style:text-properties officeooo:paragraph-rsid="001affb0"/>
    </style:style>
    <style:style style:name="P26" style:family="paragraph" style:parent-style-name="Text_20_body">
      <style:paragraph-properties fo:text-align="center" style:justify-single-word="false"/>
      <style:text-properties style:use-window-font-color="true" loext:opacity="0%" officeooo:rsid="001affb0" officeooo:paragraph-rsid="001affb0"/>
    </style:style>
    <style:style style:name="P27" style:family="paragraph" style:parent-style-name="Standard">
      <style:paragraph-properties fo:text-align="start" style:justify-single-word="false" fo:break-before="page"/>
      <style:text-properties style:font-name="Cantarell" fo:font-size="14pt" style:text-underline-style="none" officeooo:rsid="0008e5fa" officeooo:paragraph-rsid="0008e5fa" style:font-size-asian="12.25pt" style:font-size-complex="14pt"/>
    </style:style>
    <style:style style:name="P28" style:family="paragraph" style:parent-style-name="Heading_20_2">
      <style:paragraph-properties fo:margin-top="0cm" fo:margin-bottom="0cm" style:contextual-spacing="false"/>
    </style:style>
    <style:style style:name="P29" style:family="paragraph" style:parent-style-name="Text_20_body">
      <style:text-properties officeooo:paragraph-rsid="00131b23"/>
    </style:style>
    <style:style style:name="P30" style:family="paragraph" style:parent-style-name="Text_20_body">
      <style:text-properties officeooo:rsid="00131b23" officeooo:paragraph-rsid="00131b23"/>
    </style:style>
    <style:style style:name="P31" style:family="paragraph" style:parent-style-name="Text_20_body">
      <style:text-properties officeooo:rsid="00131b23" officeooo:paragraph-rsid="00159ac0"/>
    </style:style>
    <style:style style:name="P32" style:family="paragraph" style:parent-style-name="Text_20_body">
      <style:text-properties officeooo:paragraph-rsid="00159ac0"/>
    </style:style>
    <style:style style:name="P33" style:family="paragraph" style:parent-style-name="Standard">
      <style:paragraph-properties fo:text-align="start" style:justify-single-word="false"/>
      <style:text-properties style:font-name="Cantarell" fo:font-size="14pt" style:text-underline-style="none" officeooo:rsid="001833eb" officeooo:paragraph-rsid="001833eb" style:font-size-asian="12.25pt" style:font-size-complex="14pt"/>
    </style:style>
    <style:style style:name="P34" style:family="paragraph" style:parent-style-name="Standard">
      <style:paragraph-properties fo:text-align="start" style:justify-single-word="false"/>
      <style:text-properties fo:color="#ff0000" loext:opacity="100%" style:font-name="Cantarell" fo:font-size="14pt" style:text-underline-style="none" officeooo:rsid="0019da62" officeooo:paragraph-rsid="0019da62" style:font-size-asian="12.25pt" style:font-size-complex="14pt"/>
    </style:style>
    <style:style style:name="P35" style:family="paragraph" style:parent-style-name="Text_20_body">
      <style:text-properties officeooo:rsid="001bf516" officeooo:paragraph-rsid="001bf516"/>
    </style:style>
    <style:style style:name="P36" style:family="paragraph" style:parent-style-name="Heading_20_2" style:list-style-name=""/>
    <style:style style:name="T1" style:family="text">
      <style:text-properties fo:font-size="14pt" style:font-size-asian="14pt" style:font-name-complex="Calibri"/>
    </style:style>
    <style:style style:name="T2" style:family="text">
      <style:text-properties fo:color="#ff0000" loext:opacity="100%" style:font-name-complex="Calibri"/>
    </style:style>
    <style:style style:name="T3" style:family="text">
      <style:text-properties officeooo:rsid="000a4c3b"/>
    </style:style>
    <style:style style:name="T4" style:family="text">
      <style:text-properties officeooo:rsid="000eedb2"/>
    </style:style>
    <style:style style:name="T5" style:family="text">
      <style:text-properties style:font-name-complex="Calibri"/>
    </style:style>
    <style:style style:name="T6" style:family="text">
      <style:text-properties officeooo:rsid="001287ef" style:font-name-complex="Calibri"/>
    </style:style>
    <style:style style:name="T7" style:family="text">
      <style:text-properties fo:color="#ff0000" loext:opacity="100%" officeooo:rsid="001287ef" style:font-name-complex="Calibri"/>
    </style:style>
    <style:style style:name="T8" style:family="text">
      <style:text-properties officeooo:rsid="0008e5fa"/>
    </style:style>
    <style:style style:name="T9" style:family="text">
      <style:text-properties style:use-window-font-color="true" loext:opacity="0%" officeooo:rsid="000eedb2" style:font-name-complex="Calibri"/>
    </style:style>
    <style:style style:name="T10" style:family="text">
      <style:text-properties style:use-window-font-color="true" loext:opacity="0%" style:font-name-complex="Calibri"/>
    </style:style>
    <style:style style:name="T11" style:family="text">
      <style:text-properties officeooo:rsid="000dc112"/>
    </style:style>
    <style:style style:name="T12" style:family="text">
      <style:text-properties officeooo:rsid="00131b23"/>
    </style:style>
    <style:style style:name="T13" style:family="text">
      <style:text-properties officeooo:rsid="00159ac0"/>
    </style:style>
    <style:style style:name="T14" style:family="text">
      <style:text-properties officeooo:rsid="000ec744"/>
    </style:style>
    <style:style style:name="T15" style:family="text">
      <style:text-properties fo:color="#ff0000" loext:opacity="100%"/>
    </style:style>
    <style:style style:name="T16" style:family="text">
      <style:text-properties style:use-window-font-color="true" loext:opacity="0%"/>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004cm, -0.002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3" loext:marker-style-name="T1">Projektportfolio</text:p>
      <text:p text:style-name="P4" loext:marker-style-name="T1"/>
      <text:p text:style-name="P4" loext:marker-style-name="T1"/>
      <text:p text:style-name="P4" loext:marker-style-name="T1"/>
      <text:p text:style-name="P4" loext:marker-style-name="T1">Erfassung der Arbeitszeit in der BBQ GmbH</text:p>
      <text:p text:style-name="P4" loext:marker-style-name="T1"/>
      <text:p text:style-name="P4" loext:marker-style-name="T1"/>
      <text:p text:style-name="P4" loext:marker-style-name="T1">Digitale Zeiterfassung unter Berücksichtigung des Arbeitszeitgesetzes</text:p>
      <text:p text:style-name="P4" loext:marker-style-name="T1"/>
      <text:p text:style-name="P4" loext:marker-style-name="T1"/>
      <text:p text:style-name="P4" loext:marker-style-name="T1"/>
      <text:p text:style-name="P5" loext:marker-style-name="T1"/>
      <text:p text:style-name="P5" loext:marker-style-name="T1"/>
      <text:p text:style-name="P6" loext:marker-style-name="T2"><text:span text:style-name="T3">Betreuer</text:span><text:span text:style-name="T4">in</text:span><text:span text:style-name="T3"><text:tab/><text:tab/><text:tab/><text:tab/><text:tab/>Anna Schmelzle</text:span></text:p>
      <text:p text:style-name="P7" loext:marker-style-name="T2"><text:span text:style-name="T5">Bearbeitungszeitraum <text:tab/><text:tab/><text:tab/></text:span><text:span text:style-name="T6">2 Semester </text:span><text:span text:style-name="T7">xx</text:span><text:span text:style-name="T6">.</text:span><text:span text:style-name="T7">xx</text:span><text:span text:style-name="T6"> – </text:span><text:span text:style-name="T7">xx</text:span><text:span text:style-name="T6">.</text:span><text:span text:style-name="T7">xx</text:span></text:p>
      <text:p text:style-name="P8" loext:marker-style-name="T2">Kurs<text:tab/><text:tab/><text:tab/><text:tab/><text:tab/><text:tab/>TINF-24F, <text:span text:style-name="T8">Projektmanagement</text:span></text:p>
      <text:p text:style-name="P9" loext:marker-style-name="T2">Studienrichtung<text:tab/><text:tab/><text:tab/><text:tab/>Informatik - Cybersecurity</text:p>
      <text:p text:style-name="P10" loext:marker-style-name="T2">Projektteam<text:tab/><text:tab/><text:tab/><text:tab/><text:tab/>Eifrige Otter</text:p>
      <text:p text:style-name="P11" loext:marker-style-name="T2"><text:span text:style-name="T9">Teammitglieder</text:span><text:span text:style-name="T10"><text:tab/><text:tab/><text:tab/><text:tab/>Fabian Steiß, Luca Schmoll, Magnus Lörcher, <text:tab/><text:tab/><text:tab/><text:tab/><text:tab/><text:tab/><text:tab/>Manuel Lutz <text:s/><text:tab/><text:tab/><text:tab/><text:tab/><text:tab/><text:tab/><text:tab/></text:span></text:p>
      <text:table-of-content text:style-name="Sect1" text:name="Table of Contents1">
        <text:table-of-content-source text:outline-level="10">
          <text:index-title-template text:style-name="Text_20_body">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Inhaltsverzeichnis</text:p>
          </text:index-title>
          <text:p text:style-name="P13"><text:a xlink:type="simple" xlink:href="#__RefHeading___Toc971_4172167685" text:style-name="Index_20_Link" text:visited-style-name="Index_20_Link">Einleitung<text:tab/>3</text:a></text:p>
          <text:p text:style-name="P13"><text:a xlink:type="simple" xlink:href="#__RefHeading___Toc973_4172167685" text:style-name="Index_20_Link" text:visited-style-name="Index_20_Link">1 Vorgehensmodell &amp; Projektstruktur<text:tab/>4</text:a></text:p>
          <text:p text:style-name="P13"><text:a xlink:type="simple" xlink:href="#__RefHeading___Toc975_4172167685" text:style-name="Index_20_Link" text:visited-style-name="Index_20_Link">2 Zeitplan &amp; Budget<text:tab/>5</text:a></text:p>
          <text:p text:style-name="P13"><text:a xlink:type="simple" xlink:href="#__RefHeading___Toc969_4172167685" text:style-name="Index_20_Link" text:visited-style-name="Index_20_Link">3 Anforderungsanalyse<text:tab/>6</text:a></text:p>
          <text:p text:style-name="P13"><text:s text:c="3"/><text:a xlink:type="simple" xlink:href="#__RefHeading___Toc598_2469183797" text:style-name="Index_20_Link" text:visited-style-name="Index_20_Link">3.1 Technische Anforderungen<text:tab/>6</text:a></text:p>
          <text:p text:style-name="P13"><text:s text:c="3"/><text:a xlink:type="simple" xlink:href="#__RefHeading___Toc600_2469183797" text:style-name="Index_20_Link" text:visited-style-name="Index_20_Link">3.2 Rechtliche Anforderungen<text:tab/>6</text:a></text:p>
          <text:p text:style-name="P13"><text:s text:c="3"/><text:a xlink:type="simple" xlink:href="#__RefHeading___Toc602_2469183797" text:style-name="Index_20_Link" text:visited-style-name="Index_20_Link">3.3 Benutzeroberflächen Anforderungen<text:tab/>6</text:a></text:p>
          <text:p text:style-name="P13"><text:s text:c="3"/><text:a xlink:type="simple" xlink:href="#__RefHeading___Toc604_2469183797" text:style-name="Index_20_Link" text:visited-style-name="Index_20_Link">3.4 Arbeitszeitmodell der BBQ GmbH<text:tab/>6</text:a></text:p>
          <text:p text:style-name="P13"><text:a xlink:type="simple" xlink:href="#__RefHeading___Toc965_4172167685" text:style-name="Index_20_Link" text:visited-style-name="Index_20_Link">4 Mockups &amp; Prototyp<text:tab/>7</text:a></text:p>
          <text:p text:style-name="P13"><text:a xlink:type="simple" xlink:href="#__RefHeading___Toc977_4172167685" text:style-name="Index_20_Link" text:visited-style-name="Index_20_Link">5 Projektcontrolling<text:tab/>8</text:a></text:p>
          <text:p text:style-name="P13"><text:a xlink:type="simple" xlink:href="#__RefHeading___Toc979_4172167685" text:style-name="Index_20_Link" text:visited-style-name="Index_20_Link">6 Qualitätssicherung<text:tab/>9</text:a></text:p>
          <text:p text:style-name="P13"><text:a xlink:type="simple" xlink:href="#__RefHeading___Toc981_4172167685" text:style-name="Index_20_Link" text:visited-style-name="Index_20_Link">7 Risikomanagement<text:tab/>10</text:a></text:p>
          <text:p text:style-name="P13"><text:a xlink:type="simple" xlink:href="#__RefHeading___Toc983_4172167685" text:style-name="Index_20_Link" text:visited-style-name="Index_20_Link">8 Kommunikationskonzept<text:tab/>11</text:a></text:p>
          <text:p text:style-name="P13"><text:a xlink:type="simple" xlink:href="#__RefHeading___Toc985_4172167685" text:style-name="Index_20_Link" text:visited-style-name="Index_20_Link">9 Schulungskonzept<text:tab/>12</text:a></text:p>
          <text:p text:style-name="P13"><text:a xlink:type="simple" xlink:href="#__RefHeading___Toc987_4172167685" text:style-name="Index_20_Link" text:visited-style-name="Index_20_Link">10 Beistellungen BBQ GmbH<text:tab/>13</text:a></text:p>
          <text:p text:style-name="P13"><text:a xlink:type="simple" xlink:href="#__RefHeading___Toc989_4172167685" text:style-name="Index_20_Link" text:visited-style-name="Index_20_Link">11 Erweiterungspotenzial<text:tab/>14</text:a></text:p>
          <text:p text:style-name="P13"><text:a xlink:type="simple" xlink:href="#__RefHeading___Toc991_4172167685" text:style-name="Index_20_Link" text:visited-style-name="Index_20_Link">12 Beschreibung der fertigen Software<text:tab/>15</text:a></text:p>
          <text:p text:style-name="P13"><text:a xlink:type="simple" xlink:href="#__RefHeading___Toc993_4172167685" text:style-name="Index_20_Link" text:visited-style-name="Index_20_Link">13 Reflexion &amp; Lessons Learned<text:tab/>16</text:a></text:p>
          <text:p text:style-name="P13"><text:a xlink:type="simple" xlink:href="#__RefHeading___Toc995_4172167685" text:style-name="Index_20_Link" text:visited-style-name="Index_20_Link">14 Fazit<text:tab/>17</text:a></text:p>
          <text:p text:style-name="P13"><text:a xlink:type="simple" xlink:href="#__RefHeading___Toc967_4172167685" text:style-name="Index_20_Link" text:visited-style-name="Index_20_Link">15 Anhang<text:tab/>18</text:a></text:p>
        </text:index-body>
      </text:table-of-content>
      <text:p text:style-name="P14"/>
      <text:h text:style-name="P15" text:outline-level="2"><text:bookmark-start text:name="__RefHeading___Toc971_4172167685"/>Einleitung<text:bookmark-end text:name="__RefHeading___Toc971_4172167685"/></text:h>
      <text:p text:style-name="Text_20_body"/>
      <text:p text:style-name="Text_20_body"/>
      <text:p text:style-name="P16">Die zunehmende Digitalisierung betrieblicher Prozesse stellt Unternehmen vor neue Herausforderungen – insbesondere in Bereichen, die bislang stark manuell oder analog organisiert waren. Auch die BBQ GmbH hat sich vor diesem Hintergrund dazu entschlossen, ihre bisherige Methode zur Arbeitszeiterfassung zu modernisieren und in eine digitale Lösung zu überführen. Ziel ist es, eine passgenaue Software zu entwickeln, die nicht nur die gesetzlichen Vorgaben des deutschen Arbeitszeitgesetzes (ArbZG) einhält, sondern auch den Arbeitsalltag der Mitarbeitenden unterstützt und vereinfacht.</text:p>
      <text:p text:style-name="P17">Besonderer Fokus liegt dabei auf einer plattformunabhängigen Nutzbarkeit der Anwendung (Windows und Mac), der Integration bestehender Zeiterfassungsterminals sowie der manuellen Erfassung im Homeoffice. Zudem sollen Funktionen zur Sprachumschaltung, zur Einhaltung von Arbeitszeitgrenzen und zur automatischen Benachrichtigung bei drohenden Gesetzesverstößen implementiert werden.</text:p>
      <text:p text:style-name="P17">Das vorliegende Projektportfolio dokumentiert den gesamten Entwicklungsprozess der Softwarelösung – von der methodischen Planung und Anforderungsanalyse über die prototypische Umsetzung bis hin zur finalen Realisierung. Ergänzend werden Konzepte zur Qualitätssicherung, Risikominimierung, Mitarbeiterqualifizierung sowie zur nachhaltigen Weiterentwicklung der Software vorgestellt.</text:p>
      <text:p text:style-name="P17">Mit dieser Projektarbeit wurde nicht nur ein technisches System geschaffen, sondern auch ein Beitrag zur Digitalisierung und Optimierung betrieblicher Prozesse im Sinne moderner Arbeitswelten geleistet.</text:p>
      <text:p text:style-name="P18"/>
      <text:h text:style-name="P15" text:outline-level="2"><text:bookmark-start text:name="__RefHeading___Toc973_4172167685"/><text:span text:style-name="T11">1<text:tab/></text:span>Vorgehensmodell &amp; Projektstruktur<text:bookmark-end text:name="__RefHeading___Toc973_4172167685"/></text:h>
      <text:h text:style-name="P15" text:outline-level="2"><text:bookmark-start text:name="__RefHeading___Toc975_4172167685"/><text:span text:style-name="T11">2<text:tab/></text:span>Zeitplan &amp; Budget<text:bookmark-end text:name="__RefHeading___Toc975_4172167685"/></text:h>
      <text:p text:style-name="Text_20_body"/>
      <text:h text:style-name="Heading_20_3" text:outline-level="3">2.1 Zeitplan</text:h>
      <text:p text:style-name="P19"/>
      <table:table table:name="Table1" table:style-name="Table1">
        <table:table-column table:style-name="Table1.A" table:number-columns-repeated="4"/>
        <table:table-row>
          <table:table-cell table:style-name="Table1.A1" office:value-type="string">
            <text:p text:style-name="P20">Woche</text:p>
          </table:table-cell>
          <table:table-cell table:style-name="Table1.A1" office:value-type="string">
            <text:p text:style-name="P20">Phase</text:p>
          </table:table-cell>
          <table:table-cell table:style-name="Table1.A1" office:value-type="string">
            <text:p text:style-name="P20">Inhalt</text:p>
          </table:table-cell>
          <table:table-cell table:style-name="Table1.D1" office:value-type="string">
            <text:p text:style-name="P20">Meilenstein</text:p>
          </table:table-cell>
        </table:table-row>
        <table:table-row>
          <table:table-cell table:style-name="Table1.A2" office:value-type="string">
            <text:p text:style-name="P21">1</text:p>
          </table:table-cell>
          <table:table-cell table:style-name="Table1.A2" office:value-type="string">
            <text:p text:style-name="P21">Projektstart</text:p>
          </table:table-cell>
          <table:table-cell table:style-name="Table1.A2" office:value-type="string">
            <text:p text:style-name="P21">Konzept ausdenken Rollen verteilen</text:p>
            <text:p text:style-name="P21"/>
          </table:table-cell>
          <table:table-cell table:style-name="Table1.D2" office:value-type="string">
            <text:p text:style-name="P22">Festlegung Projektstruktur</text:p>
          </table:table-cell>
        </table:table-row>
        <table:table-row>
          <table:table-cell table:style-name="Table1.A2" office:value-type="string">
            <text:p text:style-name="P22">2 - 3</text:p>
          </table:table-cell>
          <table:table-cell table:style-name="Table1.A2" office:value-type="string">
            <text:p text:style-name="P22">Anforderungsanalyse</text:p>
          </table:table-cell>
          <table:table-cell table:style-name="Table1.A2" office:value-type="string">
            <text:p text:style-name="P22">Anforderungen sammeln</text:p>
            <text:p text:style-name="P22">Übertragung auf überlegtes Konzept</text:p>
          </table:table-cell>
          <table:table-cell table:style-name="Table1.D2" office:value-type="string">
            <text:p text:style-name="P22">Hauptanfoderungen festgelegt</text:p>
          </table:table-cell>
        </table:table-row>
        <table:table-row>
          <table:table-cell table:style-name="Table1.A2" office:value-type="string">
            <text:p text:style-name="P22">4</text:p>
          </table:table-cell>
          <table:table-cell table:style-name="Table1.A2" office:value-type="string">
            <text:p text:style-name="P22">Technisches Konzept</text:p>
          </table:table-cell>
          <table:table-cell table:style-name="Table1.A2" office:value-type="string">
            <text:p text:style-name="P22">Überlegung Programmiersprache / Softwarelösung</text:p>
          </table:table-cell>
          <table:table-cell table:style-name="Table1.D2" office:value-type="string">
            <text:p text:style-name="P22">Festgelegte Programmiersprache</text:p>
          </table:table-cell>
        </table:table-row>
        <table:table-row>
          <table:table-cell table:style-name="Table1.A2" office:value-type="string">
            <text:p text:style-name="P22">5</text:p>
          </table:table-cell>
          <table:table-cell table:style-name="Table1.A2" office:value-type="string">
            <text:p text:style-name="P22">Hosting</text:p>
          </table:table-cell>
          <table:table-cell table:style-name="Table1.A2" office:value-type="string">
            <text:p text:style-name="P22">Webserver einrichten</text:p>
            <text:p text:style-name="P22">Dienste starten</text:p>
          </table:table-cell>
          <table:table-cell table:style-name="Table1.D2" office:value-type="string">
            <text:p text:style-name="P22">Funktioniertender Webserver</text:p>
          </table:table-cell>
        </table:table-row>
        <table:table-row>
          <table:table-cell table:style-name="Table1.A2" office:value-type="string">
            <text:p text:style-name="P22">6</text:p>
          </table:table-cell>
          <table:table-cell table:style-name="Table1.A2" office:value-type="string">
            <text:p text:style-name="P22">Design / Mockups</text:p>
          </table:table-cell>
          <table:table-cell table:style-name="Table1.A2" office:value-type="string">
            <text:p text:style-name="P22">Designvorschläge und Mockups erstellen</text:p>
          </table:table-cell>
          <table:table-cell table:style-name="Table1.D2" office:value-type="string">
            <text:p text:style-name="P22">Richtung der Oberfläche steht</text:p>
          </table:table-cell>
        </table:table-row>
        <table:table-row>
          <table:table-cell table:style-name="Table1.A2" office:value-type="string">
            <text:p text:style-name="P22">7</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3"/>
          </table:table-cell>
        </table:table-row>
      </table:table>
      <text:p text:style-name="P24">XXX</text:p>
      <text:p text:style-name="P24"/>
      <text:h text:style-name="P25" text:outline-level="3">2.2 Budgetkalkulation</text:h>
      <text:p text:style-name="Text_20_body"/>
      <text:p text:style-name="P24">XXX</text:p>
      <text:p text:style-name="P26"/>
      <text:p text:style-name="Text_20_body"/>
      <text:p text:style-name="Text_20_body"/>
      <text:p text:style-name="P27"><draw:frame draw:style-name="fr1" draw:name="Frame1" text:anchor-type="as-char" draw:z-index="20"><draw:text-box fo:min-height="0.041cm" fo:min-width="0.041cm"><text:h text:style-name="P28" text:outline-level="2"><text:bookmark-start text:name="__RefHeading___Toc969_4172167685"/><text:span text:style-name="T11">3<text:tab/></text:span>Anforderungsanalyse<text:bookmark-end text:name="__RefHeading___Toc969_4172167685"/></text:h></draw:text-box></draw:frame><text:s/></text:p>
      <text:p text:style-name="P14"/>
      <text:p text:style-name="P14">Das fachliche Ziel der Software ist die Mitarbeiter der BBQ GmbH dabei zu unterstützen das Arbeitszeitgesetz einzuhalten, die Mitarbeiter bei einer (drohenden) Verletzung des Arbeitszeitgesetzes zu benachrichtigen und die Mitarbeiter bei der Überwachung Ihrer Arbeitszeiten zu unterstützen.</text:p>
      <text:p text:style-name="P14"/>
      <text:h text:style-name="Heading_20_3" text:outline-level="3"><text:bookmark-start text:name="__RefHeading___Toc598_2469183797"/>3.1<text:tab/>Technische <text:span text:style-name="T12">Anforderungen</text:span><text:bookmark-end text:name="__RefHeading___Toc598_2469183797"/></text:h>
      <text:p text:style-name="P29"><text:span text:style-name="T12">Die Software soll über Windows PC’s und Mac’s laufen können. </text:span></text:p>
      <text:p text:style-name="P30">Beim Starten der Software ist ein individuelles Passwort des Benutzers zu setzen, dass jederzeit in den Einstellungen geändert werden kann.</text:p>
      <text:p text:style-name="P30">Die Software hat eine Schnittstelle zu Zeiterfassungsterminals, die bei der Arbeit im Büro zu nutzen sind. Bei der Arbeit im Home-Office sind die Arbeitszeiten selbst zu erfassen.</text:p>
      <text:p text:style-name="P30"/>
      <text:h text:style-name="Heading_20_3" text:outline-level="3"><text:bookmark-start text:name="__RefHeading___Toc600_2469183797"/>3.2<text:tab/><text:span text:style-name="T13">Rechtliche Anforderungen</text:span><text:bookmark-end text:name="__RefHeading___Toc600_2469183797"/></text:h>
      <text:p text:style-name="P30">Einhaltung aller Regeln des deutschen Arbeitszeitgesetztes (ArbZG).</text:p>
      <text:p text:style-name="P29"/>
      <text:h text:style-name="Heading_20_3" text:outline-level="3"><text:bookmark-start text:name="__RefHeading___Toc602_2469183797"/><text:span text:style-name="T12">3.3<text:tab/></text:span>Benutzeroberf<text:span text:style-name="T12">lächen Anforderungen</text:span><text:bookmark-end text:name="__RefHeading___Toc602_2469183797"/></text:h>
      <text:p text:style-name="P29">Da die BBQ GmbH in Deutschland auch englischsprachige Mitarbeiter hat, ist im Einstellungsmenu ein Sprachwechsel zu ermöglichen.</text:p>
      <text:p text:style-name="P29">Die Software informiert den Mitarbeiter, wenn dieser kurz davor ist die Zeiten des Arbeitsgesetzes.</text:p>
      <text:p text:style-name="P29"/>
      <text:h text:style-name="Heading_20_3" text:outline-level="3"><text:bookmark-start text:name="__RefHeading___Toc604_2469183797"/>3.4<text:tab/>Arbeitszeitmodell der BBQ GmbH<text:bookmark-end text:name="__RefHeading___Toc604_2469183797"/></text:h>
      <text:p text:style-name="P31">Es gibt eine regelmäßige Wochenarbeitszeit von 30/35/40h.</text:p>
      <text:p text:style-name="P32">Für die Mitarbeiter gilt ein Zeitrahmen von 6-22 Uhr, in der die Mitarbeiter Ihre Arbeit erbringen können. Arbeitszeit vor 6 Uhr und nach 22 Uhr wird nicht zur betrieblichen Arbeitszeit gezählt, ist aber im Rahmen der Regelungen des Arbeitszeitgesetzes zu berücksichtigen.</text:p>
      <text:p text:style-name="P32">Es gibt Minderjährige Mitarbeiter bei der BBQ GmbH.</text:p>
      <text:p text:style-name="P27"><draw:frame draw:style-name="fr1" draw:name="Frame2" text:anchor-type="as-char" draw:z-index="18"><draw:text-box fo:min-height="0.041cm" fo:min-width="0.041cm"><text:h text:style-name="P28" text:outline-level="2"><text:bookmark-start text:name="__RefHeading___Toc965_4172167685"/><text:span text:style-name="T14">4<text:tab/></text:span>Mockups &amp; Prototyp<text:bookmark-end text:name="__RefHeading___Toc965_4172167685"/></text:h></draw:text-box></draw:frame><text:s/></text:p>
      <text:p text:style-name="P14"/>
      <text:p text:style-name="P33">Im Rahmen der technischen Planung hat sich unser Team entschieden, die Zeiterfassungssoftware als Webanwendung umzusetzen.</text:p>
      <text:p text:style-name="P33">Diese Lösung ermöglicht eine plattformunabhängige Nutzung – sie funktioniert problemlos auf Windows-, macOS- und Linux-Systemen sowie auf mobilen Endgeräten.</text:p>
      <text:p text:style-name="P33"/>
      <text:p text:style-name="P33">Webbasierte Anwendungen haben sich in vielen Unternehmen bewährt und bieten den Vorteil, dass sie zentral gewartet und aktualisiert werden können.</text:p>
      <text:p text:style-name="P33">Im Vergleich zu rein softwareseitigen Installationen ist die Verwaltung deutlich einfacher und flexibler – insbesondere im Hinblick auf zukünftige Erweiterungen oder Änderungen. </text:p>
      <text:p text:style-name="P33"/>
      <text:p text:style-name="P33">Die Anwendung soll auf einem zentralen Webserver innerhalb des Firmennetzwerks der BBQ GmbH betrieben werden, um eine sichere und effiziente Verwaltung zu ermöglichen. </text:p>
      <text:p text:style-name="P33"/>
      <text:p text:style-name="P33"/>
      <text:p text:style-name="P34">Mockups und Strukturerklärungen (Login, Registratur, Leitung, Dashboard, Settings, ...) Bilder, ...</text:p>
      <text:h text:style-name="P15" text:outline-level="2"><text:bookmark-start text:name="__RefHeading___Toc977_4172167685"/><text:span text:style-name="T14">5<text:tab/></text:span>Projektcontrolling<text:bookmark-end text:name="__RefHeading___Toc977_4172167685"/></text:h>
      <text:p text:style-name="Text_20_body"/>
      <text:p text:style-name="P35">Wir greifen für uinser Projekt auf GitHub und <text:span text:style-name="T15">Trello</text:span><text:span text:style-name="T16"> zurück um Versionen und ToDo’s zu managen. ...</text:span></text:p>
      <text:h text:style-name="P15" text:outline-level="2"><text:bookmark-start text:name="__RefHeading___Toc979_4172167685"/><text:span text:style-name="T14">6<text:tab/></text:span>Qualitätssicherung<text:bookmark-end text:name="__RefHeading___Toc979_4172167685"/></text:h>
      <text:h text:style-name="P15" text:outline-level="2"><text:bookmark-start text:name="__RefHeading___Toc981_4172167685"/><text:span text:style-name="T14">7<text:tab/></text:span>Risikomanagement<text:bookmark-end text:name="__RefHeading___Toc981_4172167685"/></text:h>
      <text:h text:style-name="P15" text:outline-level="2"><text:bookmark-start text:name="__RefHeading___Toc983_4172167685"/><text:span text:style-name="T14">8<text:tab/></text:span>Kommunikationskonzept<text:bookmark-end text:name="__RefHeading___Toc983_4172167685"/></text:h>
      <text:h text:style-name="P15" text:outline-level="2"><text:bookmark-start text:name="__RefHeading___Toc985_4172167685"/><text:span text:style-name="T14">9<text:tab/></text:span>Schulungskonzept<text:bookmark-end text:name="__RefHeading___Toc985_4172167685"/></text:h>
      <text:h text:style-name="P36" text:outline-level="2"/>
      <text:h text:style-name="P15" text:outline-level="2"><text:bookmark-start text:name="__RefHeading___Toc987_4172167685"/><text:span text:style-name="T14">10<text:tab/></text:span>Beistellungen BBQ GmbH<text:bookmark-end text:name="__RefHeading___Toc987_4172167685"/></text:h>
      <text:h text:style-name="P15" text:outline-level="2"><text:bookmark-start text:name="__RefHeading___Toc989_4172167685"/><text:span text:style-name="T14">11<text:tab/></text:span>Erweiterungspotenzial<text:bookmark-end text:name="__RefHeading___Toc989_4172167685"/></text:h>
      <text:h text:style-name="P15" text:outline-level="2"><text:bookmark-start text:name="__RefHeading___Toc991_4172167685"/><text:span text:style-name="T14">12<text:tab/></text:span>Beschreibung der fertigen Software<text:bookmark-end text:name="__RefHeading___Toc991_4172167685"/></text:h>
      <text:h text:style-name="P15" text:outline-level="2"><text:bookmark-start text:name="__RefHeading___Toc993_4172167685"/><text:span text:style-name="T14">13<text:tab/></text:span>Reflexion &amp; Lessons Learned<text:bookmark-end text:name="__RefHeading___Toc993_4172167685"/></text:h>
      <text:h text:style-name="P15" text:outline-level="2"><text:bookmark-start text:name="__RefHeading___Toc995_4172167685"/><text:span text:style-name="T14">14<text:tab/></text:span>Fazit<text:bookmark-end text:name="__RefHeading___Toc995_4172167685"/></text:h>
      <text:p text:style-name="P27"><draw:frame draw:style-name="fr1" draw:name="Frame3" text:anchor-type="as-char" draw:z-index="19"><draw:text-box fo:min-height="0.041cm" fo:min-width="0.041cm"><text:h text:style-name="P28" text:outline-level="2"><text:bookmark-start text:name="__RefHeading___Toc967_4172167685"/><text:span text:style-name="T14">15<text:tab/></text:span>Anhang<text:bookmark-end text:name="__RefHeading___Toc967_4172167685"/></text:h></draw:text-box></draw:frame><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system" style:font-pitch="variable"/>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ntarell2" fo:font-family="Cantarell" style:font-style-name="Regular" style:font-pitch="variable"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1000" style:family="paragraph" style:parent-style-name="Standard">
      <style:paragraph-properties fo:line-height="150%" fo:text-align="justify" style:justify-single-word="false"/>
      <style:text-properties fo:color="#000000" loext:opacity="100%" fo:font-size="12pt" style:font-size-asian="12pt" style:font-name-complex="Arial" style:font-family-complex="Arial" style:font-family-generic-complex="system" style:font-pitch-complex="variable" style:font-size-complex="14pt">
        <loext:char-complex-color loext:theme-type="dark1" loext:color-type="theme"/>
      </style:text-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auto-update="true" style:class="index" style:master-page-name="">
      <style:paragraph-properties fo:margin-left="0cm" fo:text-indent="0cm" style:auto-text-indent="false" style:page-number="auto" text:number-lines="false" text:line-number="0"/>
      <style:text-properties style:font-name="Cantarell1" fo:font-family="Cantarell" style:font-style-name="Bold"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004cm, -0.002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004cm" fo:margin-bottom="1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afik 2 Copy 1" text:anchor-type="char" svg:x="-1.628cm" svg:y="-1.773cm" svg:width="4.547cm" svg:height="1.907cm" draw:z-index="17"><draw:image xlink:href="Pictures/100000000000021B000000E0E25D8767.png" xlink:type="simple" xlink:show="embed" xlink:actuate="onLoad" draw:mime-type="image/png"/></draw:frame></text:p>
      </style:header>
      <style:footer>
        <text:p text:style-name="MP1"><text:page-number text:select-page="current">1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8T11:08:21.226896060</meta:creation-date>
    <meta:print-date>2025-05-18T11:59:34.113480517</meta:print-date>
    <meta:printed-by>PDF files</meta:printed-by>
    <dc:date>2025-05-18T21:19:23.635157777</dc:date>
    <meta:editing-duration>PT1H33M51S</meta:editing-duration>
    <meta:editing-cycles>20</meta:editing-cycles>
    <meta:generator>LibreOffice/25.2.3.2$Linux_X86_64 LibreOffice_project/520$Build-2</meta:generator>
    <meta:document-statistic meta:table-count="1" meta:image-count="1" meta:object-count="0" meta:page-count="18" meta:paragraph-count="106" meta:word-count="732" meta:character-count="5772" meta:non-whitespace-character-count="5082"/>
  </office:meta>
</office:document-meta>
</file>